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afa6"/>
    </style:style>
    <style:style style:name="P2" style:family="paragraph" style:parent-style-name="Standard">
      <style:text-properties officeooo:paragraph-rsid="0010afa6" fo:background-color="transparent" style:font-size-asian="10.5pt"/>
    </style:style>
    <style:style style:name="T1" style:family="text">
      <style:text-properties officeooo:rsid="0010af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- El programa ofereix a l'usuari l'opció d'usar una de les ciutats ja fetes per defecte, també disposarà d'una eina per crear una ciutat nova I poder-la guardar per poder reutilitzar-la en futures ocasions.</text:span></text:p>
      <text:p text:style-name="P1"><text:span text:style-name="T1"/></text:p>
      <text:p text:style-name="P1"><text:span text:style-name="T1">-L'usuaria escull el punt d'origen del camió, les localitzacions dels punts de recollida dels paquets I les destinacions. L'usuari representarà els punts mitjançant un sistema de coordenades. Opcionalment es podrà incoporar una manera interactiva per introduïr les dades mitjançant el ratolí.</text:span></text:p>
      <text:p text:style-name="P1"><text:span text:style-name="T1"/></text:p>
      <text:p text:style-name="P1"><text:span text:style-name="T1">- Els punts que escull l'usuari es van guardant per tal de poder rependre el programa en el punt en el qual s'havia deixat en un cert moment.</text:span></text:p>
      <text:p text:style-name="P1"><text:span text:style-name="T1"/></text:p>
      <text:p text:style-name="P1"><text:span text:style-name="T1">- Quan tots els punts de recollida/distribució de paquets estiguin introduïts se li oferirà a l'usuari l'opció de traçar la ruta òptima. Aquesta ruta es calcularà en funció de la variable anomenada “X”, està associada a cada carrer I suposarem que un expert la ha introduït I que està en funció del temps/distància/tràfic/perillositat...</text:span></text:p>
      <text:p text:style-name="P1"><text:span text:style-name="T1"/></text:p>
      <text:p text:style-name="P1"><text:span text:style-name="T1">- Es representarà la ruta I es donarà l'opció de guardar-la.</text:span></text:p>
      <text:p text:style-name="P2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 </meta:initial-creator>
    <meta:creation-date>2013-09-26T13:31:13</meta:creation-date>
    <dc:date>2013-09-26T13:52:43</dc:date>
    <dc:creator>josep </dc:creator>
    <meta:editing-duration>PT15M3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1" meta:paragraph-count="5" meta:word-count="167" meta:character-count="1036" meta:non-whitespace-character-count="874"/>
  </office:meta>
</office:document-meta>
</file>